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371" officeooo:paragraph-rsid="00177371"/>
    </style:style>
    <style:style style:name="P2" style:family="paragraph" style:parent-style-name="Standard">
      <style:text-properties officeooo:rsid="00177371" officeooo:paragraph-rsid="00177371"/>
    </style:style>
    <style:style style:name="P3" style:family="paragraph" style:parent-style-name="Standard">
      <style:text-properties officeooo:rsid="001b75b8" officeooo:paragraph-rsid="001b75b8"/>
    </style:style>
    <style:style style:name="P4" style:family="paragraph" style:parent-style-name="Standard">
      <style:text-properties officeooo:rsid="001f1725" officeooo:paragraph-rsid="001f1725"/>
    </style:style>
    <style:style style:name="P5" style:family="paragraph" style:parent-style-name="Standard">
      <style:text-properties officeooo:rsid="001fb9a2" officeooo:paragraph-rsid="001fb9a2"/>
    </style:style>
    <style:style style:name="P6" style:family="paragraph" style:parent-style-name="Standard">
      <style:paragraph-properties fo:break-before="page"/>
      <style:text-properties officeooo:rsid="001f1725" officeooo:paragraph-rsid="001f1725"/>
    </style:style>
    <style:style style:name="T1" style:family="text">
      <style:text-properties officeooo:rsid="00179957"/>
    </style:style>
    <style:style style:name="T2" style:family="text">
      <style:text-properties officeooo:rsid="00199876"/>
    </style:style>
    <style:style style:name="T3" style:family="text">
      <style:text-properties officeooo:rsid="001d267c"/>
    </style:style>
    <style:style style:name="T4" style:family="text">
      <style:text-properties fo:font-variant="normal" fo:text-transform="none" fo:color="#1d2129" style:font-name="Helvetica Neue" fo:font-size="9pt" fo:letter-spacing="normal" fo:font-style="normal" fo:font-weight="normal"/>
    </style:style>
    <style:style style:name="T5" style:family="text">
      <style:text-properties fo:font-variant="normal" fo:text-transform="none" fo:color="#1d2129" style:font-name="inherit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mplet atrybutów unikalnych = to klucz (nadklucz).</text:p>
      <text:p text:style-name="P1">Minimalny zestaw atrybutów, poniżej którego już nie ma unikalności i jednoznaczności w identyfikacji entki – to klucz wła<text:span text:style-name="T2">ś</text:span>ciwy (klucz, klucz kandydujący)</text:p>
      <text:p text:style-name="P1">Z kluczy głównych wybieramy klucz główny.</text:p>
      <text:p text:style-name="P1"/>
      <text:p text:style-name="P1">Cechy atrybutów wchodz<text:span text:style-name="T1">ą</text:span>cych do klucza głównego:</text:p>
      <text:p text:style-name="P1"><text:span text:style-name="T1">a. </text:span>unique = jednoznaczne, niepowtarzalne</text:p>
      <text:p text:style-name="P1"><text:span text:style-name="T1">b. </text:span>nie mogą być null = <text:s/>nullable = false</text:p>
      <text:p text:style-name="P1"><text:span text:style-name="T1">c. </text:span>niezmienne w czasie – SZBD nie pozwoli na zmianę = immutable</text:p>
      <text:p text:style-name="P1"><text:span text:style-name="T1">d. </text:span>jak najkrótsze – gdyż mogą być zapisywane, powielane w inne miejsca</text:p>
      <text:p text:style-name="P1"/>
      <text:p text:style-name="P1"/>
      <text:p text:style-name="P3">Definicja logicznego schematu bazy danych - </text:p>
      <text:p text:style-name="P3">co zawiera: nazwę bazy danych która w danym systemie komputerowym musi być unikalna.</text:p>
      <text:p text:style-name="P3">W ramach tej definicji relacje czyli tabele. Zbiór definicji relacji czyli tabel. Nazwa tabeli w ramach jedne bazy musi tez być nikalna.</text:p>
      <text:p text:style-name="P3">Każda tabela orþcz nazwy:</text:p>
      <text:p text:style-name="P3">nazwy atrybutów, pierwsze przybliżenie dziedziny tych atrybutów i <text:s text:c="2"/>wybrany klucz główny. Przy ich opisie musimy postawić zn<text:span text:style-name="T3">a</text:span>czek Primary Key.</text:p>
      <text:p text:style-name="P4">Potem mamy związki logiczne między tabeliami (nie relacjia w znaczeniu bazy!!)</text:p>
      <text:p text:style-name="P4">Na egzaminie uwaga! Nazwa pochodzi nie od relacji pomiędzy tabelami</text:p>
      <text:p text:style-name="P4"/>
      <text:p text:style-name="P6"/>
      <text:p text:style-name="P5">OD ARTURA Z FB grupa 1K231</text:p>
      <text:p text:style-name="P5"/>
      <text:p text:style-name="P5"/>
      <text:p text:style-name="P4"><text:span text:style-name="T5">NIEPEŁNE ODPOWIEDZI, KTOŚ COŚ WIĘCEJ DODA? 1. Podaj „definicje” klucza tabeli oraz podaj czym się od niego różnią klucz właściwy oraz klucz główny? </text:span><text:span text:style-name="T4"><text:line-break/></text:span><text:span text:style-name="T5">Klucz – podzbiór atrybutów tabeli, mający taką własność, że komplet atrybutów wchodzących w skład klucza wystąpi tylko jeden raz; w szczególności kluczem mogą być wszystkie atrybuty.<text:line-break/><text:line-break/>Klucz, dla którego nie da się zmniejszyć zbioru atrybutów – klucz właściwy.<text:line-break/>Klucz główny:<text:line-break/>● Wartość żadnego atrybutu wchodzącego w skład klucza głównego nie może przyjmować wartości NULL<text:line-break/>● Wartości atrybutów wchodzących w skład klucza głównego mają stałą wartość w trakcie przebywania w systemie<text:line-break/>● Każdy z atrybutów wchodzący w skład klucza głównego, a w szczególności suma tych atrybutów, powinna być krótka – im krótsza, tym lepsza<text:line-break/><text:line-break/>2. Ile atrybutów musi, a ile może zawierać tabela łącznikowa?<text:line-break/>Tabela łącznikowa – tabela zawierająca klucze główne dwóch tabel – relacja wiele do wielu.<text:line-break/><text:line-break/>3. Co oznacza, że w tabeli występuje anomalia aktualizacji i jak się jej generalnie pozbywamy<text:line-break/>anomalia aktualizacji – wyszukanie wszystkich informacji, poprawienie wszystkich – może doprowadzić do niespójnośc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8:52:15.944744167</meta:creation-date>
    <dc:date>2017-01-25T09:57:58.127356252</dc:date>
    <meta:editing-duration>PT34M16S</meta:editing-duration>
    <meta:editing-cycles>7</meta:editing-cycles>
    <meta:generator>LibreOffice/5.1.3.2$Linux_X86_64 LibreOffice_project/644e4637d1d8544fd9f56425bd6cec110e49301b</meta:generator>
    <meta:document-statistic meta:table-count="0" meta:image-count="0" meta:object-count="0" meta:page-count="2" meta:paragraph-count="17" meta:word-count="327" meta:character-count="2238" meta:non-whitespace-character-count="1910"/>
  </office:meta>
</office:document-meta>
</file>